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Document_20_text">
      <style:text-properties fo:language="en" fo:country="US"/>
    </style:style>
    <style:style style:name="P3" style:family="paragraph" style:parent-style-name="Document_20_text">
      <style:text-properties fo:language="en" fo:country="US" officeooo:rsid="00111a60"/>
    </style:style>
    <style:style style:name="P4" style:family="paragraph" style:parent-style-name="Document_20_text">
      <style:text-properties fo:language="en" fo:country="US" officeooo:rsid="0015ebf8" officeooo:paragraph-rsid="0015ebf8"/>
    </style:style>
    <style:style style:name="P5" style:family="paragraph" style:parent-style-name="Document_20_text">
      <style:text-properties fo:language="en" fo:country="US" officeooo:rsid="00139016" officeooo:paragraph-rsid="0015ebf8"/>
    </style:style>
    <style:style style:name="P6" style:family="paragraph" style:parent-style-name="Document_20_text">
      <style:text-properties fo:language="en" fo:country="US" fo:font-style="normal" officeooo:rsid="001b776e" style:font-style-asian="normal" style:font-style-complex="normal"/>
    </style:style>
    <style:style style:name="P7" style:family="paragraph" style:parent-style-name="Document_20_text">
      <style:text-properties fo:language="en" fo:country="US" fo:font-style="normal" officeooo:rsid="001b776e" officeooo:paragraph-rsid="001c9602" style:font-style-asian="normal" style:font-style-complex="normal"/>
    </style:style>
    <style:style style:name="P8" style:family="paragraph" style:parent-style-name="Document_20_text">
      <style:paragraph-properties>
        <style:tab-stops>
          <style:tab-stop style:position="1.64cm"/>
        </style:tab-stops>
      </style:paragraph-properties>
      <style:text-properties fo:language="en" fo:country="US" fo:font-style="normal" officeooo:rsid="001b776e" officeooo:paragraph-rsid="001c9602" style:font-style-asian="normal" style:font-style-complex="normal"/>
    </style:style>
    <style:style style:name="P9" style:family="paragraph" style:parent-style-name="Document_20_text">
      <style:text-properties fo:language="en" fo:country="US" fo:font-style="normal" officeooo:rsid="0036afe0" officeooo:paragraph-rsid="0036afe0" style:font-style-asian="normal" style:font-style-complex="normal"/>
    </style:style>
    <style:style style:name="P10" style:family="paragraph" style:parent-style-name="Document_20_text">
      <style:text-properties fo:language="en" fo:country="US" fo:font-style="normal" officeooo:paragraph-rsid="00371f3e" style:font-style-asian="normal" style:font-style-complex="normal"/>
    </style:style>
    <style:style style:name="P11" style:family="paragraph" style:parent-style-name="Document_20_text">
      <style:text-properties fo:language="en" fo:country="US" fo:font-style="normal" officeooo:paragraph-rsid="0051c80c" style:font-style-asian="normal" style:font-style-complex="normal"/>
    </style:style>
    <style:style style:name="P12" style:family="paragraph" style:parent-style-name="Document_20_text">
      <style:text-properties fo:language="en" fo:country="US" fo:font-style="normal" officeooo:paragraph-rsid="004d16cf" style:font-style-asian="normal" style:font-style-complex="normal"/>
    </style:style>
    <style:style style:name="P13" style:family="paragraph" style:parent-style-name="Document_20_text">
      <style:text-properties fo:language="en" fo:country="US" fo:font-style="normal" officeooo:paragraph-rsid="004f074b" style:font-style-asian="normal" style:font-style-complex="normal"/>
    </style:style>
    <style:style style:name="P14" style:family="paragraph" style:parent-style-name="Document_20_text">
      <style:text-properties fo:language="en" fo:country="US" fo:font-style="normal" officeooo:paragraph-rsid="005a98df" style:font-style-asian="normal" style:font-style-complex="normal"/>
    </style:style>
    <style:style style:name="P15" style:family="paragraph" style:parent-style-name="Document_20_text">
      <style:text-properties fo:language="en" fo:country="US" fo:font-style="normal" fo:font-weight="normal" officeooo:paragraph-rsid="00592b53" style:font-style-asian="normal" style:font-weight-asian="normal" style:font-style-complex="normal" style:font-weight-complex="normal"/>
    </style:style>
    <style:style style:name="P16" style:family="paragraph" style:parent-style-name="Document_20_text">
      <style:text-properties fo:language="en" fo:country="US" officeooo:paragraph-rsid="001911fa"/>
    </style:style>
    <style:style style:name="P17" style:family="paragraph" style:parent-style-name="Document_20_text">
      <style:paragraph-properties>
        <style:tab-stops>
          <style:tab-stop style:position="1.64cm"/>
        </style:tab-stops>
      </style:paragraph-properties>
      <style:text-properties fo:language="en" fo:country="US" officeooo:paragraph-rsid="001dc86a"/>
    </style:style>
    <style:style style:name="P18" style:family="paragraph" style:parent-style-name="Document_20_text">
      <style:paragraph-properties>
        <style:tab-stops>
          <style:tab-stop style:position="1.64cm"/>
        </style:tab-stops>
      </style:paragraph-properties>
      <style:text-properties fo:language="en" fo:country="US" officeooo:paragraph-rsid="001f3142"/>
    </style:style>
    <style:style style:name="P19" style:family="paragraph" style:parent-style-name="Document_20_text">
      <style:text-properties fo:language="en" fo:country="US" officeooo:paragraph-rsid="00371f3e"/>
    </style:style>
    <style:style style:name="P20" style:family="paragraph" style:parent-style-name="Document_20_text">
      <style:text-properties fo:language="en" fo:country="US" fo:font-style="italic" fo:font-weight="normal" officeooo:rsid="0037f111" style:font-style-asian="italic" style:font-weight-asian="normal" style:font-style-complex="italic" style:font-weight-complex="normal"/>
    </style:style>
    <style:style style:name="P21" style:family="paragraph" style:parent-style-name="Document_20_text">
      <style:text-properties fo:language="en" fo:country="US" officeooo:rsid="00371f3e"/>
    </style:style>
    <style:style style:name="P22" style:family="paragraph" style:parent-style-name="Document_20_text">
      <style:text-properties fo:language="en" fo:country="US" officeooo:paragraph-rsid="0048c794"/>
    </style:style>
    <style:style style:name="P23" style:family="paragraph" style:parent-style-name="Document_20_text">
      <style:text-properties fo:language="en" fo:country="US" officeooo:paragraph-rsid="004f3475"/>
    </style:style>
    <style:style style:name="P24" style:family="paragraph" style:parent-style-name="Document_20_text">
      <style:text-properties fo:language="en" fo:country="US" officeooo:paragraph-rsid="00565ae8"/>
    </style:style>
    <style:style style:name="P25" style:family="paragraph" style:parent-style-name="Document_20_text">
      <style:text-properties fo:language="en" fo:country="US" officeooo:paragraph-rsid="004c5688"/>
    </style:style>
    <style:style style:name="P26" style:family="paragraph" style:parent-style-name="Document_20_text">
      <style:text-properties fo:language="en" fo:country="US" officeooo:paragraph-rsid="004fff1a"/>
    </style:style>
    <style:style style:name="P27" style:family="paragraph" style:parent-style-name="Document_20_text">
      <style:text-properties fo:font-style="normal" style:text-underline-style="none" officeooo:paragraph-rsid="006e2f85" style:font-style-asian="normal" style:font-style-complex="normal"/>
    </style:style>
    <style:style style:name="P28" style:family="paragraph" style:parent-style-name="Document_20_text">
      <style:text-properties fo:font-style="normal" officeooo:paragraph-rsid="006e974a" style:font-style-asian="normal" style:font-style-complex="normal"/>
    </style:style>
    <style:style style:name="P29" style:family="paragraph" style:parent-style-name="Document_20_text">
      <style:text-properties fo:font-style="normal" officeooo:rsid="006e974a" officeooo:paragraph-rsid="006e974a" style:font-style-asian="normal" style:font-style-complex="normal"/>
    </style:style>
    <style:style style:name="P30" style:family="paragraph" style:parent-style-name="Document_20_text">
      <style:paragraph-properties fo:margin-left="0cm" fo:margin-right="0cm" fo:text-indent="1.251cm" style:auto-text-indent="false"/>
      <style:text-properties fo:language="en" fo:country="US" officeooo:paragraph-rsid="001911fa"/>
    </style:style>
    <style:style style:name="P31" style:family="paragraph" style:parent-style-name="Document_20_text">
      <style:paragraph-properties fo:margin-left="0cm" fo:margin-right="0cm" fo:text-indent="1.251cm" style:auto-text-indent="false"/>
      <style:text-properties fo:language="en" fo:country="US" officeooo:rsid="0014dc7b" officeooo:paragraph-rsid="001911fa"/>
    </style:style>
    <style:style style:name="P32" style:family="paragraph" style:parent-style-name="Document_20_text">
      <style:paragraph-properties fo:margin-left="0cm" fo:margin-right="0cm" fo:text-indent="1.251cm" style:auto-text-indent="false"/>
      <style:text-properties fo:language="en" fo:country="US" officeooo:rsid="0014dc7b" officeooo:paragraph-rsid="0016fe82"/>
    </style:style>
    <style:style style:name="P33" style:family="paragraph" style:parent-style-name="Document_20_text">
      <style:paragraph-properties fo:margin-left="0cm" fo:margin-right="0cm" fo:text-indent="1.251cm" style:auto-text-indent="false"/>
      <style:text-properties fo:language="en" fo:country="US" officeooo:paragraph-rsid="0048c794"/>
    </style:style>
    <style:style style:name="P34" style:family="paragraph" style:parent-style-name="Document_20_text">
      <style:paragraph-properties fo:margin-left="0cm" fo:margin-right="0cm" fo:text-indent="1.251cm" style:auto-text-indent="false"/>
      <style:text-properties fo:language="en" fo:country="US" fo:font-style="normal" officeooo:paragraph-rsid="00592b53" style:font-style-asian="normal" style:font-style-complex="normal"/>
    </style:style>
    <style:style style:name="P35" style:family="paragraph" style:parent-style-name="Document_20_text">
      <style:paragraph-properties fo:margin-left="0cm" fo:margin-right="0cm" fo:text-indent="1.251cm" style:auto-text-indent="false"/>
      <style:text-properties fo:language="en" fo:country="US" fo:font-style="normal" officeooo:paragraph-rsid="005a98df" style:font-style-asian="normal" style:font-style-complex="normal"/>
    </style:style>
    <style:style style:name="P36" style:family="paragraph" style:parent-style-name="Title_20__28_user_29_">
      <style:paragraph-properties fo:margin-top="9.999cm" fo:margin-bottom="0cm"/>
      <style:text-properties fo:color="#004a4a" fo:language="en" fo:country="US" officeooo:rsid="00111a60"/>
    </style:style>
    <style:style style:name="P37" style:family="paragraph" style:parent-style-name="Title_20__28_user_29_">
      <style:text-properties fo:color="#004a4a" fo:language="en" fo:country="US" officeooo:rsid="00111a60"/>
    </style:style>
    <style:style style:name="P38" style:family="paragraph" style:parent-style-name="Title_20__28_user_29_">
      <style:paragraph-properties fo:break-before="page"/>
      <style:text-properties fo:language="en" fo:country="US"/>
    </style:style>
    <style:style style:name="P39" style:family="paragraph" style:parent-style-name="Source_20_code">
      <style:text-properties fo:language="en" fo:country="US"/>
    </style:style>
    <style:style style:name="P40" style:family="paragraph" style:parent-style-name="Source_20_code">
      <style:text-properties fo:language="en" fo:country="US" officeooo:rsid="0015ebf8"/>
    </style:style>
    <style:style style:name="P41" style:family="paragraph" style:parent-style-name="Source_20_code">
      <style:text-properties fo:language="en" fo:country="US" fo:font-style="normal" officeooo:rsid="0018d1c6" style:font-style-asian="normal" style:font-style-complex="normal"/>
    </style:style>
    <style:style style:name="P42" style:family="paragraph" style:parent-style-name="Source_20_code">
      <style:text-properties fo:language="en" fo:country="US" fo:font-style="normal" officeooo:rsid="0018d1c6" officeooo:paragraph-rsid="001c9602" style:font-style-asian="normal" style:font-style-complex="normal"/>
    </style:style>
    <style:style style:name="P43" style:family="paragraph" style:parent-style-name="Source_20_code">
      <style:text-properties fo:language="en" fo:country="US" fo:font-style="normal" officeooo:rsid="0018d1c6" officeooo:paragraph-rsid="001f3142" style:font-style-asian="normal" style:font-style-complex="normal"/>
    </style:style>
    <style:style style:name="P44" style:family="paragraph" style:parent-style-name="Source_20_code">
      <style:text-properties fo:language="en" fo:country="US" officeooo:rsid="00371f3e" officeooo:paragraph-rsid="00371f3e"/>
    </style:style>
    <style:style style:name="P45" style:family="paragraph" style:parent-style-name="Source_20_code">
      <style:text-properties fo:language="en" fo:country="US" fo:font-style="italic" fo:font-weight="normal" officeooo:rsid="00371f3e" style:font-style-asian="italic" style:font-weight-asian="normal" style:font-style-complex="italic" style:font-weight-complex="normal"/>
    </style:style>
    <style:style style:name="P46" style:family="paragraph" style:parent-style-name="Source_20_code">
      <style:text-properties fo:language="en" fo:country="US" fo:font-style="italic" fo:font-weight="normal" officeooo:rsid="00371f3e" officeooo:paragraph-rsid="00371f3e" style:font-style-asian="italic" style:font-weight-asian="normal" style:font-style-complex="italic" style:font-weight-complex="normal"/>
    </style:style>
    <style:style style:name="P47" style:family="paragraph" style:parent-style-name="Subtitle_20__28_user_29_">
      <style:text-properties fo:language="en" fo:country="US"/>
    </style:style>
    <style:style style:name="P48" style:family="paragraph" style:parent-style-name="Subtitle_20__28_user_29_">
      <style:text-properties fo:language="en" fo:country="US" officeooo:rsid="00139016"/>
    </style:style>
    <style:style style:name="P49" style:family="paragraph" style:parent-style-name="Subtitle_20__28_user_29_">
      <style:text-properties fo:language="en" fo:country="US" officeooo:paragraph-rsid="003c0b30"/>
    </style:style>
    <style:style style:name="P50" style:family="paragraph" style:parent-style-name="Subtitle_20__28_user_29_">
      <style:text-properties fo:language="en" fo:country="US" officeooo:paragraph-rsid="0048c794"/>
    </style:style>
    <style:style style:name="P51" style:family="paragraph" style:parent-style-name="Subtitle_20__28_user_29_">
      <style:text-properties fo:language="en" fo:country="US" officeooo:paragraph-rsid="004f074b"/>
    </style:style>
    <style:style style:name="P52" style:family="paragraph" style:parent-style-name="Subtitle_20__28_user_29_">
      <style:text-properties fo:language="en" fo:country="US" officeooo:paragraph-rsid="00565ae8"/>
    </style:style>
    <style:style style:name="P53" style:family="paragraph" style:parent-style-name="Subtitle_20__28_user_29_">
      <style:text-properties fo:language="en" fo:country="US" officeooo:paragraph-rsid="00592b53"/>
    </style:style>
    <style:style style:name="P54" style:family="paragraph" style:parent-style-name="Subtitle_20__28_user_29_">
      <style:text-properties fo:language="en" fo:country="US" officeooo:paragraph-rsid="0051c80c"/>
    </style:style>
    <style:style style:name="P55" style:family="paragraph" style:parent-style-name="Subtitle_20__28_user_29_">
      <style:text-properties fo:language="en" fo:country="US" officeooo:paragraph-rsid="004c5688"/>
    </style:style>
    <style:style style:name="P56" style:family="paragraph" style:parent-style-name="Subtitle_20__28_user_29_">
      <style:text-properties fo:language="en" fo:country="US" officeooo:paragraph-rsid="005a98df"/>
    </style:style>
    <style:style style:name="P57" style:family="paragraph" style:parent-style-name="Subtitle_20__28_user_29_">
      <style:text-properties fo:language="en" fo:country="US" officeooo:paragraph-rsid="004f3475"/>
    </style:style>
    <style:style style:name="P58" style:family="paragraph" style:parent-style-name="Subtitle_20__28_user_29_">
      <style:text-properties fo:language="en" fo:country="US" officeooo:paragraph-rsid="004fc63d"/>
    </style:style>
    <style:style style:name="P59" style:family="paragraph" style:parent-style-name="Subtitle_20__28_user_29_">
      <style:text-properties officeooo:paragraph-rsid="006e974a"/>
    </style:style>
    <style:style style:name="P60" style:family="paragraph" style:parent-style-name="SubParagraph">
      <style:text-properties fo:language="en" fo:country="US"/>
    </style:style>
    <style:style style:name="P61" style:family="paragraph" style:parent-style-name="SubParagraph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62" style:family="paragraph" style:parent-style-name="SubParagraph">
      <style:text-properties fo:language="en" fo:country="US" fo:font-weight="bold" style:font-weight-asian="bold" style:font-weight-complex="bold"/>
    </style:style>
    <style:style style:name="P63" style:family="paragraph" style:parent-style-name="Standard">
      <style:text-properties fo:language="en" fo:country="US" officeooo:paragraph-rsid="0068e331"/>
    </style:style>
    <style:style style:name="P64" style:family="paragraph" style:parent-style-name="Subtitle_20__28_user_29_">
      <style:paragraph-properties fo:margin-left="0cm" fo:margin-right="0cm" fo:text-indent="0cm" style:auto-text-indent="false"/>
      <style:text-properties fo:language="en" fo:country="US" officeooo:paragraph-rsid="0048c794"/>
    </style:style>
    <style:style style:name="P65" style:family="paragraph" style:parent-style-name="Subtitle_20__28_user_29_">
      <style:paragraph-properties fo:margin-left="0cm" fo:margin-right="0cm" fo:text-indent="0cm" style:auto-text-indent="false"/>
      <style:text-properties fo:language="en" fo:country="US" officeooo:paragraph-rsid="00592b53"/>
    </style:style>
    <style:style style:name="P66" style:family="paragraph" style:parent-style-name="Subtitle_20__28_user_29_">
      <style:paragraph-properties fo:margin-left="0cm" fo:margin-right="0cm" fo:text-indent="0cm" style:auto-text-indent="false"/>
      <style:text-properties fo:language="en" fo:country="US" officeooo:paragraph-rsid="005a98df"/>
    </style:style>
    <style:style style:name="P67" style:family="paragraph" style:parent-style-name="Document_20_text" style:list-style-name="L1">
      <style:text-properties fo:language="en" fo:country="US"/>
    </style:style>
    <style:style style:name="P68" style:family="paragraph" style:parent-style-name="Document_20_text" style:list-style-name="L1">
      <style:text-properties fo:language="en" fo:country="US" officeooo:paragraph-rsid="001c9602"/>
    </style:style>
    <style:style style:name="P69" style:family="paragraph" style:parent-style-name="Document_20_text" style:list-style-name="L1">
      <style:text-properties fo:language="en" fo:country="US" officeooo:paragraph-rsid="001f3142"/>
    </style:style>
    <style:style style:name="P70" style:family="paragraph" style:parent-style-name="Document_20_text">
      <style:text-properties officeooo:rsid="006eb9f2" officeooo:paragraph-rsid="0070b431"/>
    </style:style>
    <style:style style:name="P71" style:family="paragraph" style:parent-style-name="Source_20_code">
      <style:text-properties officeooo:rsid="006eb9f2"/>
    </style:style>
    <style:style style:name="P72" style:family="paragraph" style:parent-style-name="Subtitle_20__28_user_29_">
      <style:paragraph-properties fo:break-before="page"/>
      <style:text-properties fo:language="en" fo:country="US" officeooo:paragraph-rsid="0048c794"/>
    </style:style>
    <style:style style:name="P73" style:family="paragraph" style:parent-style-name="Document_20_list">
      <style:paragraph-properties>
        <style:tab-stops>
          <style:tab-stop style:position="1.64cm"/>
        </style:tab-stops>
      </style:paragraph-properties>
      <style:text-properties fo:language="en" fo:country="US" fo:font-style="italic" style:font-style-asian="italic" style:font-style-complex="italic"/>
    </style:style>
    <style:style style:name="P74" style:family="paragraph" style:parent-style-name="Document_20_list">
      <style:paragraph-properties>
        <style:tab-stops>
          <style:tab-stop style:position="1.64cm"/>
        </style:tab-stops>
      </style:paragraph-properties>
      <style:text-properties fo:language="en" fo:country="US" fo:font-style="italic" officeooo:rsid="001b776e" style:font-style-asian="italic" style:font-style-complex="italic"/>
    </style:style>
    <style:style style:name="P75" style:family="paragraph" style:parent-style-name="Document_20_list">
      <style:paragraph-properties>
        <style:tab-stops>
          <style:tab-stop style:position="1.64cm"/>
        </style:tab-stops>
      </style:paragraph-properties>
      <style:text-properties fo:language="en" fo:country="US" fo:font-style="italic" officeooo:rsid="001c9602" style:font-style-asian="italic" style:font-style-complex="italic"/>
    </style:style>
    <style:style style:name="P76" style:family="paragraph" style:parent-style-name="Document_20_list" style:list-style-name="List_20_1">
      <style:paragraph-properties fo:margin-left="0.018cm" fo:margin-right="0cm" fo:text-indent="1.27cm" style:auto-text-indent="false">
        <style:tab-stops>
          <style:tab-stop style:position="1.623cm"/>
        </style:tab-stops>
      </style:paragraph-properties>
      <style:text-properties fo:language="en" fo:country="US" fo:font-style="italic" style:font-style-asian="italic" style:font-style-complex="italic"/>
    </style:style>
    <style:style style:name="T1" style:family="text">
      <style:text-properties officeooo:rsid="00120e8e"/>
    </style:style>
    <style:style style:name="T2" style:family="text">
      <style:text-properties officeooo:rsid="00139016"/>
    </style:style>
    <style:style style:name="T3" style:family="text">
      <style:text-properties officeooo:rsid="0015ebf8"/>
    </style:style>
    <style:style style:name="T4" style:family="text">
      <style:text-properties fo:font-style="italic" officeooo:rsid="0015ebf8" style:font-style-asian="italic" style:font-style-complex="italic"/>
    </style:style>
    <style:style style:name="T5" style:family="text">
      <style:text-properties fo:font-style="italic" officeooo:rsid="0016fe82" style:font-style-asian="italic" style:font-style-complex="italic"/>
    </style:style>
    <style:style style:name="T6" style:family="text">
      <style:text-properties fo:font-style="italic" officeooo:rsid="001911fa" style:font-style-asian="italic" style:font-style-complex="italic"/>
    </style:style>
    <style:style style:name="T7" style:family="text">
      <style:text-properties fo:font-style="italic" officeooo:rsid="001b776e" style:font-style-asian="italic" style:font-style-complex="italic"/>
    </style:style>
    <style:style style:name="T8" style:family="text">
      <style:text-properties fo:font-style="italic" officeooo:rsid="001dc86a" style:font-style-asian="italic" style:font-style-complex="italic"/>
    </style:style>
    <style:style style:name="T9" style:family="text">
      <style:text-properties fo:font-style="italic" officeooo:rsid="001f3142" style:font-style-asian="italic" style:font-style-complex="italic"/>
    </style:style>
    <style:style style:name="T10" style:family="text">
      <style:text-properties fo:font-style="italic" officeooo:rsid="001ff31c" style:font-style-asian="italic" style:font-style-complex="italic"/>
    </style:style>
    <style:style style:name="T11" style:family="text">
      <style:text-properties fo:font-style="italic" officeooo:rsid="00245f5d" style:font-style-asian="italic" style:font-style-complex="italic"/>
    </style:style>
    <style:style style:name="T12" style:family="text">
      <style:text-properties fo:font-style="italic" officeooo:rsid="0026486d" style:font-style-asian="italic" style:font-style-complex="italic"/>
    </style:style>
    <style:style style:name="T13" style:family="text">
      <style:text-properties fo:font-style="italic" officeooo:rsid="0028037d" style:font-style-asian="italic" style:font-style-complex="italic"/>
    </style:style>
    <style:style style:name="T14" style:family="text">
      <style:text-properties fo:font-style="italic" officeooo:rsid="002a4862" style:font-style-asian="italic" style:font-style-complex="italic"/>
    </style:style>
    <style:style style:name="T15" style:family="text">
      <style:text-properties fo:font-style="italic" officeooo:rsid="002b5772" style:font-style-asian="italic" style:font-style-complex="italic"/>
    </style:style>
    <style:style style:name="T16" style:family="text">
      <style:text-properties fo:font-style="italic" officeooo:rsid="002d448f" style:font-style-asian="italic" style:font-style-complex="italic"/>
    </style:style>
    <style:style style:name="T17" style:family="text">
      <style:text-properties fo:font-style="italic" officeooo:rsid="00371f3e" style:font-style-asian="italic" style:font-style-complex="italic"/>
    </style:style>
    <style:style style:name="T18" style:family="text">
      <style:text-properties fo:font-style="italic" officeooo:rsid="0040c044" style:font-style-asian="italic" style:font-style-complex="italic"/>
    </style:style>
    <style:style style:name="T19" style:family="text">
      <style:text-properties fo:font-style="italic" officeooo:rsid="0047c900" style:font-style-asian="italic" style:font-style-complex="italic"/>
    </style:style>
    <style:style style:name="T20" style:family="text">
      <style:text-properties fo:font-style="italic" officeooo:rsid="0048c794" style:font-style-asian="italic" style:font-style-complex="italic"/>
    </style:style>
    <style:style style:name="T21" style:family="text">
      <style:text-properties fo:font-style="italic" officeooo:rsid="00312477" style:font-style-asian="italic" style:font-style-complex="italic"/>
    </style:style>
    <style:style style:name="T22" style:family="text">
      <style:text-properties fo:font-style="italic" officeooo:rsid="004c5688" style:font-style-asian="italic" style:font-style-complex="italic"/>
    </style:style>
    <style:style style:name="T23" style:family="text">
      <style:text-properties fo:font-style="italic" officeooo:rsid="004d16cf" style:font-style-asian="italic" style:font-style-complex="italic"/>
    </style:style>
    <style:style style:name="T24" style:family="text">
      <style:text-properties fo:font-style="italic" officeooo:rsid="004f074b" style:font-style-asian="italic" style:font-style-complex="italic"/>
    </style:style>
    <style:style style:name="T25" style:family="text">
      <style:text-properties fo:font-style="italic" officeooo:rsid="004f3475" style:font-style-asian="italic" style:font-style-complex="italic"/>
    </style:style>
    <style:style style:name="T26" style:family="text">
      <style:text-properties fo:font-style="italic" officeooo:rsid="004fc63d" style:font-style-asian="italic" style:font-style-complex="italic"/>
    </style:style>
    <style:style style:name="T27" style:family="text">
      <style:text-properties fo:font-style="italic" officeooo:rsid="0068e331" style:font-style-asian="italic" style:font-style-complex="italic"/>
    </style:style>
    <style:style style:name="T28" style:family="text">
      <style:text-properties fo:font-style="italic" officeooo:rsid="006c5f33" style:font-style-asian="italic" style:font-style-complex="italic"/>
    </style:style>
    <style:style style:name="T29" style:family="text">
      <style:text-properties fo:font-style="italic" officeooo:rsid="006e2f85" style:font-style-asian="italic" style:font-style-complex="italic"/>
    </style:style>
    <style:style style:name="T30" style:family="text">
      <style:text-properties fo:font-style="italic" officeooo:rsid="006e974a" style:font-style-asian="italic" style:font-style-complex="italic"/>
    </style:style>
    <style:style style:name="T31" style:family="text">
      <style:text-properties fo:font-style="italic" fo:font-weight="bold" officeooo:rsid="00245f5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36d78c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39e464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3a2460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3c0b30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47c900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12477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245f5d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371f3e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37f111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7c900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312477" style:font-style-asian="italic" style:font-weight-asian="normal" style:font-style-complex="italic" style:font-weight-complex="normal"/>
    </style:style>
    <style:style style:name="T43" style:family="text">
      <style:text-properties officeooo:rsid="0016fe82"/>
    </style:style>
    <style:style style:name="T44" style:family="text">
      <style:text-properties fo:font-style="normal" officeooo:rsid="0016fe82" style:font-style-asian="normal" style:font-style-complex="normal"/>
    </style:style>
    <style:style style:name="T45" style:family="text">
      <style:text-properties fo:font-style="normal" officeooo:rsid="0018d1c6" style:font-style-asian="normal" style:font-style-complex="normal"/>
    </style:style>
    <style:style style:name="T46" style:family="text">
      <style:text-properties fo:font-style="normal" officeooo:rsid="001911fa" style:font-style-asian="normal" style:font-style-complex="normal"/>
    </style:style>
    <style:style style:name="T47" style:family="text">
      <style:text-properties fo:font-style="normal" officeooo:rsid="001b776e" style:font-style-asian="normal" style:font-style-complex="normal"/>
    </style:style>
    <style:style style:name="T48" style:family="text">
      <style:text-properties fo:font-style="normal" officeooo:rsid="001c9602" style:font-style-asian="normal" style:font-style-complex="normal"/>
    </style:style>
    <style:style style:name="T49" style:family="text">
      <style:text-properties fo:font-style="normal" officeooo:rsid="001dc86a" style:font-style-asian="normal" style:font-style-complex="normal"/>
    </style:style>
    <style:style style:name="T50" style:family="text">
      <style:text-properties fo:font-style="normal" officeooo:rsid="001f3142" style:font-style-asian="normal" style:font-style-complex="normal"/>
    </style:style>
    <style:style style:name="T51" style:family="text">
      <style:text-properties fo:font-style="normal" officeooo:rsid="00209ea1" style:font-style-asian="normal" style:font-style-complex="normal"/>
    </style:style>
    <style:style style:name="T52" style:family="text">
      <style:text-properties fo:font-style="normal" officeooo:rsid="0022a591" style:font-style-asian="normal" style:font-style-complex="normal"/>
    </style:style>
    <style:style style:name="T53" style:family="text">
      <style:text-properties fo:font-style="normal" officeooo:rsid="00245f5d" style:font-style-asian="normal" style:font-style-complex="normal"/>
    </style:style>
    <style:style style:name="T54" style:family="text">
      <style:text-properties fo:font-style="normal" officeooo:rsid="0025acc6" style:font-style-asian="normal" style:font-style-complex="normal"/>
    </style:style>
    <style:style style:name="T55" style:family="text">
      <style:text-properties fo:font-style="normal" officeooo:rsid="0026486d" style:font-style-asian="normal" style:font-style-complex="normal"/>
    </style:style>
    <style:style style:name="T56" style:family="text">
      <style:text-properties fo:font-style="normal" officeooo:rsid="0028037d" style:font-style-asian="normal" style:font-style-complex="normal"/>
    </style:style>
    <style:style style:name="T57" style:family="text">
      <style:text-properties fo:font-style="normal" officeooo:rsid="00296437" style:font-style-asian="normal" style:font-style-complex="normal"/>
    </style:style>
    <style:style style:name="T58" style:family="text">
      <style:text-properties fo:font-style="normal" officeooo:rsid="00297b76" style:font-style-asian="normal" style:font-style-complex="normal"/>
    </style:style>
    <style:style style:name="T59" style:family="text">
      <style:text-properties fo:font-style="normal" officeooo:rsid="002a4862" style:font-style-asian="normal" style:font-style-complex="normal"/>
    </style:style>
    <style:style style:name="T60" style:family="text">
      <style:text-properties fo:font-style="normal" officeooo:rsid="002ad27f" style:font-style-asian="normal" style:font-style-complex="normal"/>
    </style:style>
    <style:style style:name="T61" style:family="text">
      <style:text-properties fo:font-style="normal" officeooo:rsid="002b5772" style:font-style-asian="normal" style:font-style-complex="normal"/>
    </style:style>
    <style:style style:name="T62" style:family="text">
      <style:text-properties fo:font-style="normal" officeooo:rsid="002baca5" style:font-style-asian="normal" style:font-style-complex="normal"/>
    </style:style>
    <style:style style:name="T63" style:family="text">
      <style:text-properties fo:font-style="normal" officeooo:rsid="002d448f" style:font-style-asian="normal" style:font-style-complex="normal"/>
    </style:style>
    <style:style style:name="T64" style:family="text">
      <style:text-properties fo:font-style="normal" officeooo:rsid="002e89f0" style:font-style-asian="normal" style:font-style-complex="normal"/>
    </style:style>
    <style:style style:name="T65" style:family="text">
      <style:text-properties fo:font-style="normal" officeooo:rsid="002f0beb" style:font-style-asian="normal" style:font-style-complex="normal"/>
    </style:style>
    <style:style style:name="T66" style:family="text">
      <style:text-properties fo:font-style="normal" officeooo:rsid="002f6192" style:font-style-asian="normal" style:font-style-complex="normal"/>
    </style:style>
    <style:style style:name="T67" style:family="text">
      <style:text-properties fo:font-style="normal" officeooo:rsid="00312477" style:font-style-asian="normal" style:font-style-complex="normal"/>
    </style:style>
    <style:style style:name="T68" style:family="text">
      <style:text-properties fo:font-style="normal" officeooo:rsid="0032d618" style:font-style-asian="normal" style:font-style-complex="normal"/>
    </style:style>
    <style:style style:name="T69" style:family="text">
      <style:text-properties fo:font-style="normal" officeooo:rsid="0036afe0" style:font-style-asian="normal" style:font-style-complex="normal"/>
    </style:style>
    <style:style style:name="T70" style:family="text">
      <style:text-properties fo:font-style="normal" officeooo:rsid="00371f3e" style:font-style-asian="normal" style:font-style-complex="normal"/>
    </style:style>
    <style:style style:name="T71" style:family="text">
      <style:text-properties fo:font-style="normal" officeooo:rsid="0037f111" style:font-style-asian="normal" style:font-style-complex="normal"/>
    </style:style>
    <style:style style:name="T72" style:family="text">
      <style:text-properties fo:font-style="normal" officeooo:rsid="0042adc7" style:font-style-asian="normal" style:font-style-complex="normal"/>
    </style:style>
    <style:style style:name="T73" style:family="text">
      <style:text-properties fo:font-style="normal" officeooo:rsid="00433bc6" style:font-style-asian="normal" style:font-style-complex="normal"/>
    </style:style>
    <style:style style:name="T74" style:family="text">
      <style:text-properties fo:font-style="normal" officeooo:rsid="004404b7" style:font-style-asian="normal" style:font-style-complex="normal"/>
    </style:style>
    <style:style style:name="T75" style:family="text">
      <style:text-properties fo:font-style="normal" officeooo:rsid="0047c900" style:font-style-asian="normal" style:font-style-complex="normal"/>
    </style:style>
    <style:style style:name="T76" style:family="text">
      <style:text-properties fo:font-style="normal" officeooo:rsid="004a3fd8" style:font-style-asian="normal" style:font-style-complex="normal"/>
    </style:style>
    <style:style style:name="T77" style:family="text">
      <style:text-properties fo:font-style="normal" officeooo:rsid="004c5688" style:font-style-asian="normal" style:font-style-complex="normal"/>
    </style:style>
    <style:style style:name="T78" style:family="text">
      <style:text-properties fo:font-style="normal" officeooo:rsid="004cb16f" style:font-style-asian="normal" style:font-style-complex="normal"/>
    </style:style>
    <style:style style:name="T79" style:family="text">
      <style:text-properties fo:font-style="normal" officeooo:rsid="004d16cf" style:font-style-asian="normal" style:font-style-complex="normal"/>
    </style:style>
    <style:style style:name="T80" style:family="text">
      <style:text-properties fo:font-style="normal" officeooo:rsid="004f074b" style:font-style-asian="normal" style:font-style-complex="normal"/>
    </style:style>
    <style:style style:name="T81" style:family="text">
      <style:text-properties fo:font-style="normal" officeooo:rsid="004f3475" style:font-style-asian="normal" style:font-style-complex="normal"/>
    </style:style>
    <style:style style:name="T82" style:family="text">
      <style:text-properties fo:font-style="normal" officeooo:rsid="004f982d" style:font-style-asian="normal" style:font-style-complex="normal"/>
    </style:style>
    <style:style style:name="T83" style:family="text">
      <style:text-properties fo:font-style="normal" officeooo:rsid="0051c80c" style:font-style-asian="normal" style:font-style-complex="normal"/>
    </style:style>
    <style:style style:name="T84" style:family="text">
      <style:text-properties fo:font-style="normal" officeooo:rsid="0052f3b6" style:font-style-asian="normal" style:font-style-complex="normal"/>
    </style:style>
    <style:style style:name="T85" style:family="text">
      <style:text-properties fo:font-style="normal" officeooo:rsid="0053e115" style:font-style-asian="normal" style:font-style-complex="normal"/>
    </style:style>
    <style:style style:name="T86" style:family="text">
      <style:text-properties fo:font-style="normal" officeooo:rsid="00554663" style:font-style-asian="normal" style:font-style-complex="normal"/>
    </style:style>
    <style:style style:name="T87" style:family="text">
      <style:text-properties fo:font-style="normal" officeooo:rsid="00565ae8" style:font-style-asian="normal" style:font-style-complex="normal"/>
    </style:style>
    <style:style style:name="T88" style:family="text">
      <style:text-properties fo:font-style="normal" officeooo:rsid="005a98df" style:font-style-asian="normal" style:font-style-complex="normal"/>
    </style:style>
    <style:style style:name="T89" style:family="text">
      <style:text-properties fo:font-style="normal" officeooo:rsid="005be272" style:font-style-asian="normal" style:font-style-complex="normal"/>
    </style:style>
    <style:style style:name="T90" style:family="text">
      <style:text-properties fo:font-style="normal" officeooo:rsid="005ebcc2" style:font-style-asian="normal" style:font-style-complex="normal"/>
    </style:style>
    <style:style style:name="T91" style:family="text">
      <style:text-properties fo:font-style="normal" officeooo:rsid="005fb912" style:font-style-asian="normal" style:font-style-complex="normal"/>
    </style:style>
    <style:style style:name="T92" style:family="text">
      <style:text-properties fo:font-style="normal" officeooo:rsid="00614276" style:font-style-asian="normal" style:font-style-complex="normal"/>
    </style:style>
    <style:style style:name="T93" style:family="text">
      <style:text-properties fo:font-style="normal" officeooo:rsid="0062351c" style:font-style-asian="normal" style:font-style-complex="normal"/>
    </style:style>
    <style:style style:name="T94" style:family="text">
      <style:text-properties fo:font-style="normal" officeooo:rsid="00640622" style:font-style-asian="normal" style:font-style-complex="normal"/>
    </style:style>
    <style:style style:name="T95" style:family="text">
      <style:text-properties fo:font-style="normal" officeooo:rsid="00644f13" style:font-style-asian="normal" style:font-style-complex="normal"/>
    </style:style>
    <style:style style:name="T96" style:family="text">
      <style:text-properties fo:font-style="normal" officeooo:rsid="0065215c" style:font-style-asian="normal" style:font-style-complex="normal"/>
    </style:style>
    <style:style style:name="T97" style:family="text">
      <style:text-properties fo:font-style="normal" officeooo:rsid="0070b431" style:font-style-asian="normal" style:font-style-complex="normal"/>
    </style:style>
    <style:style style:name="T98" style:family="text">
      <style:text-properties fo:font-style="normal" fo:font-weight="normal" officeooo:rsid="002b5772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245f5d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2baca5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2e89f0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371f3e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37f11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312477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4573a8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65215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bold" officeooo:rsid="002a4862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02b5772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02e89f0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036d78c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03c0b30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052f3b6" style:font-style-asian="normal" style:font-weight-asian="bold" style:font-style-complex="normal" style:font-weight-complex="bold"/>
    </style:style>
    <style:style style:name="T113" style:family="text">
      <style:text-properties officeooo:rsid="001911fa"/>
    </style:style>
    <style:style style:name="T114" style:family="text">
      <style:text-properties officeooo:rsid="001ad878"/>
    </style:style>
    <style:style style:name="T115" style:family="text">
      <style:text-properties officeooo:rsid="001b776e"/>
    </style:style>
    <style:style style:name="T116" style:family="text">
      <style:text-properties officeooo:rsid="001c9602"/>
    </style:style>
    <style:style style:name="T117" style:family="text">
      <style:text-properties officeooo:rsid="00209ea1"/>
    </style:style>
    <style:style style:name="T118" style:family="text">
      <style:text-properties officeooo:rsid="00245f5d"/>
    </style:style>
    <style:style style:name="T119" style:family="text">
      <style:text-properties fo:font-weight="normal" officeooo:rsid="003214a5" style:font-weight-asian="normal" style:font-weight-complex="normal"/>
    </style:style>
    <style:style style:name="T120" style:family="text">
      <style:text-properties fo:font-weight="normal" officeooo:rsid="00371f3e" style:font-weight-asian="normal" style:font-weight-complex="normal"/>
    </style:style>
    <style:style style:name="T121" style:family="text">
      <style:text-properties fo:font-weight="normal" officeooo:rsid="0037f111" style:font-weight-asian="normal" style:font-weight-complex="normal"/>
    </style:style>
    <style:style style:name="T122" style:family="text">
      <style:text-properties fo:font-weight="normal" officeooo:rsid="00312477" style:font-weight-asian="normal" style:font-weight-complex="normal"/>
    </style:style>
    <style:style style:name="T123" style:family="text">
      <style:text-properties officeooo:rsid="00312477"/>
    </style:style>
    <style:style style:name="T124" style:family="text">
      <style:text-properties officeooo:rsid="003214a5"/>
    </style:style>
    <style:style style:name="T125" style:family="text">
      <style:text-properties officeooo:rsid="0032d618"/>
    </style:style>
    <style:style style:name="T126" style:family="text">
      <style:text-properties officeooo:rsid="0036afe0"/>
    </style:style>
    <style:style style:name="T127" style:family="text">
      <style:text-properties officeooo:rsid="00371f3e"/>
    </style:style>
    <style:style style:name="T128" style:family="text">
      <style:text-properties officeooo:rsid="003f5528"/>
    </style:style>
    <style:style style:name="T129" style:family="text">
      <style:text-properties officeooo:rsid="004404b7"/>
    </style:style>
    <style:style style:name="T130" style:family="text">
      <style:text-properties officeooo:rsid="0047c900"/>
    </style:style>
    <style:style style:name="T131" style:family="text">
      <style:text-properties officeooo:rsid="004a3fd8"/>
    </style:style>
    <style:style style:name="T132" style:family="text">
      <style:text-properties officeooo:rsid="004b934f"/>
    </style:style>
    <style:style style:name="T133" style:family="text">
      <style:text-properties officeooo:rsid="004c1587"/>
    </style:style>
    <style:style style:name="T134" style:family="text">
      <style:text-properties officeooo:rsid="004d16cf"/>
    </style:style>
    <style:style style:name="T135" style:family="text">
      <style:text-properties officeooo:rsid="004f074b"/>
    </style:style>
    <style:style style:name="T136" style:family="text">
      <style:text-properties officeooo:rsid="004fc63d"/>
    </style:style>
    <style:style style:name="T137" style:family="text">
      <style:text-properties officeooo:rsid="005a98df"/>
    </style:style>
    <style:style style:name="T138" style:family="text">
      <style:text-properties officeooo:rsid="0068e331"/>
    </style:style>
    <style:style style:name="T139" style:family="text">
      <style:text-properties officeooo:rsid="006b468e"/>
    </style:style>
    <style:style style:name="T140" style:family="text">
      <style:text-properties officeooo:rsid="006e2f85"/>
    </style:style>
    <style:style style:name="T141" style:family="text">
      <style:text-properties officeooo:rsid="006e974a"/>
    </style:style>
    <style:style style:name="T142" style:family="text">
      <style:text-properties officeooo:rsid="0070b431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PRODUCT INTERFACE MANAGEMENT</text:p>
      <text:p text:style-name="P37">AFTER INSTALLATION SETTINGS</text:p>
      <text:p text:style-name="P3"/>
      <text:p text:style-name="P38"><text:span text:style-name="T2">1 </text:span><text:span text:style-name="T1">CHANGES IN SOURCE CODE</text:span></text:p>
      <text:p text:style-name="P48">1.1Limit of languages</text:p>
      <text:p text:style-name="P4">This description is for limit of 4 languages (English, Dutch, French, German).</text:p>
      <text:p text:style-name="P5"><text:span text:style-name="T3">These language</text:span><text:span text:style-name="T43">s</text:span><text:span text:style-name="T3"> ha</text:span><text:span text:style-name="T128">ve</text:span><text:span text:style-name="T3"> next identities in database </text:span><text:span text:style-name="T43">(table </text:span><text:span text:style-name="T5">language</text:span><text:span text:style-name="T43">)</text:span><text:span text:style-name="T3">:</text:span></text:p>
      <text:p text:style-name="P40">+--------+---------+ </text:p>
      <text:p text:style-name="P40">| langid | code <text:s text:c="3"/>| </text:p>
      <text:p text:style-name="P40">+--------+---------+ </text:p>
      <text:p text:style-name="P40">| <text:s text:c="5"/>1 | english | </text:p>
      <text:p text:style-name="P40">| <text:s text:c="5"/>2 | dutch <text:s text:c="2"/>| </text:p>
      <text:p text:style-name="P39"><text:span text:style-name="T3">| <text:s text:c="5"/></text:span><text:span text:style-name="T126">3</text:span><text:span text:style-name="T3"> | french <text:s/>| </text:span></text:p>
      <text:p text:style-name="P40">| <text:s text:c="5"/>4 | german <text:s/>| </text:p>
      <text:p text:style-name="P40">+--------+---------+ </text:p>
      <text:p text:style-name="P60"><text:span text:style-name="T113">1.1.1 </text:span><text:span text:style-name="T117">Changes for product features</text:span></text:p>
      <text:p text:style-name="P30"><text:span text:style-name="T113">V</text:span><text:span text:style-name="T3">ariable </text:span><text:span text:style-name="T4">$temp_lang_select</text:span><text:span text:style-name="T3"> </text:span><text:span text:style-name="T44">in </text:span><text:span text:style-name="T5">lib/atom_format.pm </text:span><text:span text:style-name="T44">module:</text:span></text:p>
      <text:p text:style-name="P31"><text:span text:style-name="T43">($</text:span><text:span text:style-name="T4">temp_lang_select </text:span><text:span text:style-name="T5">= “(1,2,3,4)”)</text:span><text:span text:style-name="T44">.</text:span></text:p>
      <text:p text:style-name="P60"><text:span text:style-name="T46">1.1.</text:span><text:span text:style-name="T51">2</text:span><text:span text:style-name="T46"> </text:span><text:span text:style-name="T51">Changes for names of elements</text:span></text:p>
      <text:p text:style-name="P32"><text:span text:style-name="T114">S</text:span><text:span text:style-name="T43">ection </text:span><text:span text:style-name="T5">resource_label </text:span><text:span text:style-name="T44">in next files from </text:span><text:span text:style-name="T5">alib</text:span><text:span text:style-name="T44"> directory:</text:span></text:p>
      <text:list xml:id="list1327693072" text:style-name="List_20_1">
        <text:list-item>
          <text:p text:style-name="P76">category.ail;</text:p>
        </text:list-item>
        <text:list-item>
          <text:p text:style-name="P76">country.ail;</text:p>
        </text:list-item>
        <text:list-item>
          <text:p text:style-name="P76">family.ail;</text:p>
        </text:list-item>
        <text:list-item>
          <text:p text:style-name="P76">feature_group.ail;</text:p>
        </text:list-item>
        <text:list-item>
          <text:p text:style-name="P76">feature_value_edit.ail;</text:p>
        </text:list-item>
        <text:list-item>
          <text:p text:style-name="P76">feature_ail;</text:p>
        </text:list-item>
        <text:list-item>
          <text:p text:style-name="P76">measure.ail;</text:p>
        </text:list-item>
        <text:list-item>
          <text:p text:style-name="P76">series_edit.ail.</text:p>
        </text:list-item>
      </text:list>
      <text:list xml:id="list2099095420" text:style-name="L1">
        <text:list-header>
          <text:p text:style-name="P68"><text:span text:style-name="T45">In </text:span><text:span text:style-name="T48">s</text:span><text:span text:style-name="T44">ection </text:span><text:span text:style-name="T5">resource_label</text:span><text:span text:style-name="T45"> additional condition for SQL query is required:</text:span></text:p>
        </text:list-header>
      </text:list>
      <text:p text:style-name="P41">where language.langid in (1,2,3,4)</text:p>
      <text:p text:style-name="P6">or</text:p>
      <text:p text:style-name="P41">where l.langid in (1,2,3,4)</text:p>
      <text:p text:style-name="P6">according using of aliases in SQL query.</text:p>
      <text:p text:style-name="P60"><text:span text:style-name="T46">1.1.</text:span><text:span text:style-name="T69">3</text:span><text:span text:style-name="T46"> </text:span><text:span text:style-name="T51">Changes for descriptions of elements</text:span></text:p>
      <text:p text:style-name="P16"><text:span text:style-name="T47">S</text:span><text:span text:style-name="T46">ection </text:span><text:span text:style-name="T6">resource_text</text:span><text:span text:style-name="T46"> </text:span><text:span text:style-name="T47">in next files from </text:span><text:span text:style-name="T7">alib</text:span><text:span text:style-name="T47"> directory.</text:span></text:p>
      <text:list xml:id="list1503494744" text:continue-list="list1327693072" text:style-name="List_20_1">
        <text:list-item>
          <text:p text:style-name="P73"><text:span text:style-name="T116">c</text:span><text:span text:style-name="T115">ategory.</text:span><text:span text:style-name="T116">ail</text:span><text:span text:style-name="T115">;</text:span></text:p>
        </text:list-item>
        <text:list-item>
          <text:p text:style-name="P73"><text:span text:style-name="T115">family.</text:span><text:span text:style-name="T116">ail</text:span><text:span text:style-name="T115">;</text:span></text:p>
        </text:list-item>
        <text:list-item>
          <text:p text:style-name="P73"><text:span text:style-name="T115">feat</text:span><text:span text:style-name="T116">ure.ail</text:span><text:span text:style-name="T115">;</text:span></text:p>
        </text:list-item>
        <text:list-item>
          <text:p text:style-name="P74">measure;</text:p>
        </text:list-item>
        <text:list-item>
          <text:p text:style-name="P75"><text:soft-page-break/>series_edit;</text:p>
        </text:list-item>
      </text:list>
      <text:list xml:id="list1104567923" text:continue-list="list2099095420" text:style-name="L1">
        <text:list-header>
          <text:p text:style-name="P67"><text:span text:style-name="T45">In section </text:span><text:span text:style-name="T6">resource_text </text:span><text:span text:style-name="T45">additional condition for SQL query is required:</text:span></text:p>
        </text:list-header>
      </text:list>
      <text:p text:style-name="P42">where language.langid in (1,2,3,4)</text:p>
      <text:p text:style-name="P7">or</text:p>
      <text:p text:style-name="P42">where l.langid in (1,2,3,4)</text:p>
      <text:p text:style-name="P8">according using of aliases in SQL query.</text:p>
      <text:p text:style-name="P60"><text:span text:style-name="T46">1.1.</text:span><text:span text:style-name="T69">4</text:span><text:span text:style-name="T46"> </text:span><text:span text:style-name="T51">Changes for category keywords</text:span></text:p>
      <text:p text:style-name="P17"><text:span text:style-name="T49">Section </text:span><text:span text:style-name="T8">resource_keywords</text:span><text:span text:style-name="T49"> </text:span><text:span text:style-name="T50">in file </text:span><text:span text:style-name="T9">alib/category.ail</text:span><text:span text:style-name="T50">.</text:span></text:p>
      <text:list xml:id="list700957801" text:continue-numbering="true" text:style-name="L1">
        <text:list-header>
          <text:p text:style-name="P69"><text:span text:style-name="T45">In section </text:span><text:span text:style-name="T6">resource_</text:span><text:span text:style-name="T9">keywords</text:span><text:span text:style-name="T6"> </text:span><text:span text:style-name="T45">additional condition for SQL query is required:</text:span></text:p>
        </text:list-header>
      </text:list>
      <text:p text:style-name="P43">where language.langid in (1,2,3,4)</text:p>
      <text:p text:style-name="P60"><text:span text:style-name="T46">1.1.</text:span><text:span text:style-name="T69">5</text:span><text:span text:style-name="T46"> </text:span><text:span text:style-name="T51">Changes for measure sign</text:span></text:p>
      <text:p text:style-name="P18"><text:span text:style-name="T49">Section </text:span><text:span text:style-name="T8">resource_</text:span><text:span text:style-name="T18">s</text:span><text:span text:style-name="T10">ign</text:span><text:span text:style-name="T49"> </text:span><text:span text:style-name="T50">in file </text:span><text:span text:style-name="T9">alib/</text:span><text:span text:style-name="T10">measure</text:span><text:span text:style-name="T9">.ail</text:span><text:span text:style-name="T50">.</text:span></text:p>
      <text:list xml:id="list176168892" text:continue-numbering="true" text:style-name="L1">
        <text:list-header>
          <text:p text:style-name="P69"><text:span text:style-name="T45">In section </text:span><text:span text:style-name="T6">resource_</text:span><text:span text:style-name="T10">sign</text:span><text:span text:style-name="T6"> </text:span><text:span text:style-name="T45">additional condition for SQL query is required:</text:span></text:p>
        </text:list-header>
      </text:list>
      <text:p text:style-name="P43">where language.langid in (1,2,3,4)</text:p>
      <text:p text:style-name="P49"><text:span text:style-name="T69">1.2 Limit of items in main menu </text:span><text:span text:style-name="T111">(c</text:span><text:span text:style-name="T110">hanges in file </text:span><text:span text:style-name="T32">/alib/menu2.</text:span><text:span text:style-name="T33">a</text:span><text:span text:style-name="T34">l</text:span><text:span text:style-name="T35">)</text:span></text:p>
      <text:p text:style-name="P9">This description is for limit of such menu items (Products, Categories, Groups, Brands Sources, Users, Countries, Features, Units).</text:p>
      <text:p text:style-name="P60"><text:span text:style-name="T70">1.2.1 Section </text:span><text:span text:style-name="T17">general_names</text:span></text:p>
      <text:p text:style-name="P2"><text:span text:style-name="T102">Extra elements: </text:span><text:span text:style-name="T39">Statistics, Rating, Complaint, Campaigns </text:span></text:p>
      <text:p text:style-name="P61"><text:span text:style-name="T70">1.2.2 Section</text:span><text:span text:style-name="T127"> general_mis</text:span></text:p>
      <text:p text:style-name="P19"><text:span text:style-name="T103">Extra elements:</text:span><text:span text:style-name="T39"> requests, products_raiting, products_complaint, campaigns; </text:span></text:p>
      <text:p text:style-name="P62"><text:span text:style-name="T71">1.2.3 </text:span><text:span text:style-name="T70">Section </text:span><text:span text:style-name="T17">general body</text:span></text:p>
      <text:p text:style-name="P10"><text:span text:style-name="T121">New</text:span><text:span text:style-name="T120"> fragment:</text:span></text:p>
      <text:p text:style-name="P44">&lt;span style="position:absolute;width:100%;text-align:right;"&gt; </text:p>
      <text:p text:style-name="P44"><text:tab/>&lt;span style="display:inline"&gt; </text:p>
      <text:p text:style-name="P44"><text:tab/><text:tab/>%%account%% </text:p>
      <text:p text:style-name="P44"><text:tab/><text:tab/>&lt;font class="hlogin"&gt;|&lt;/font&gt; </text:p>
      <text:p text:style-name="P44"><text:tab/><text:tab/>&lt;a href="/index.cgi?login_form=logout" class="alogin"&gt;Logout&lt;/a&gt; </text:p>
      <text:p text:style-name="P44"><text:tab/>&lt;/span&gt; </text:p>
      <text:p text:style-name="P44"><text:tab/>&lt;img src="imgs/0.gif" height="1px" width="10px"&gt; </text:p>
      <text:p text:style-name="P44">&lt;/span&gt; </text:p>
      <text:p text:style-name="P46"/>
      <text:p text:style-name="P2"><text:span text:style-name="T103">Replace fragment</text:span><text:span text:style-name="T40">:</text:span></text:p>
      <text:p text:style-name="P39"><text:span text:style-name="T127">&lt;td valign="top"&gt;&lt;a href="/"&gt;&lt;img border=0 width="181px" height="70px" </text:span><text:soft-page-break/><text:span text:style-name="T127">src="/img/logo_icecat.png" alt="IceCat.biz cool in catalogues."&gt;&lt;/a&gt;&lt;/td&gt; </text:span></text:p>
      <text:p text:style-name="P20">on</text:p>
      <text:p text:style-name="P45">&lt;td valign="top"&gt;&lt;a href="%%base_url%%;tmpl=products.html;mi=products"&gt;&lt;img border=0 width="181px" height="70px" src="/img/logo_icecat.png" alt="IceCat.biz cool in catalogues."&gt;&lt;/a&gt;&lt;/td&gt; </text:p>
      <text:p text:style-name="P21"/>
      <text:p text:style-name="P38"><text:span text:style-name="T53">2 </text:span><text:span text:style-name="T52">SCRIPTS FOR CORRECT WORK OF WEB INTERFACE</text:span></text:p>
      <text:p text:style-name="P63"><text:span text:style-name="T130">Example of </text:span><text:span text:style-name="T19">crontab</text:span><text:span text:style-name="T130"> settings for PIM </text:span><text:span text:style-name="T138">(</text:span><text:span text:style-name="T139">command </text:span><text:span text:style-name="T27">crontab -e</text:span><text:span text:style-name="T138">).</text:span></text:p>
      <text:p text:style-name="Source_20_code"/>
      <text:p text:style-name="Source_20_code"><text:span text:style-name="T142">0 1 * * * perl /home/gcc/bin/artificial_foreign_keys</text:span></text:p>
      <text:p text:style-name="Source_20_code"><text:span text:style-name="T142">0 2 * * * perl /home/gcc/bin/complete_product_locals</text:span></text:p>
      <text:p text:style-name="Source_20_code"><text:span text:style-name="T142">0 3 * * * perl /home/gcc/bin/complete_summary_descriptions</text:span></text:p>
      <text:p text:style-name="Source_20_code"><text:span text:style-name="T142">0 4 * * * perl /home/gcc/bin/complete_supplier_prod_id_regexp_unmathched_products</text:span></text:p>
      <text:p text:style-name="Source_20_code"><text:span text:style-name="T142">0 * * * * perl /home/gcc/bin/drop_filter_cache_tables.pl</text:span></text:p>
      <text:p text:style-name="Source_20_code"><text:span text:style-name="T142">0 5 * * * perl /home/gcc/bin/drop_nomarket_nobody_products</text:span></text:p>
      <text:p text:style-name="Source_20_code"><text:span text:style-name="T142">0 6 * * * perl /home/gcc/bin/fullfill_prod_stat</text:span></text:p>
      <text:p text:style-name="Source_20_code"><text:span text:style-name="T142">0 0,4,8,16 * * * perl /home/gcc/bin/generate_xml</text:span></text:p>
      <text:p text:style-name="Source_20_code"><text:span text:style-name="T142">0 7 * * * perl /home/gcc/bin/generate_xml_vendors</text:span></text:p>
      <text:p text:style-name="Source_20_code"><text:span text:style-name="T142">0 8 * * * perl /home/gcc/bin/generate_xml_free</text:span></text:p>
      <text:p text:style-name="Source_20_code"><text:span text:style-name="T142">*/15 * * * * perl /home/gcc/bin/make_product_index_cache.pl</text:span></text:p>
      <text:p text:style-name="Source_20_code"><text:span text:style-name="T142">*/60 * * * * perl /home/gcc/bin/process_manager</text:span></text:p>
      <text:p text:style-name="Source_20_code"><text:span text:style-name="T142">0 9 * * * perl /home/gcc/bin/refresh_categoryfeature_intervals.pl </text:span></text:p>
      <text:p text:style-name="Source_20_code"><text:span text:style-name="T142">0 10 * * * perl /home/gcc/bin/regenerate_nestedsets.pl </text:span></text:p>
      <text:p text:style-name="Source_20_code"><text:span text:style-name="T142">0 11 * * * perl /home/gcc/bin/remove_empty_feature_values</text:span></text:p>
      <text:p text:style-name="Source_20_code"><text:span text:style-name="T142">*/30 * * * * perl /home/gcc/bin/rotate_memory_product_table</text:span></text:p>
      <text:p text:style-name="Source_20_code"><text:span text:style-name="T142">0 * * * * perl /home/gcc/bin/update_actual_product.pl</text:span></text:p>
      <text:p text:style-name="Source_20_code"><text:span text:style-name="T142">0 12 * * * perl /home/gcc/bin/update_map_product_id_product_deleted.pl</text:span></text:p>
      <text:p text:style-name="Source_20_code"><text:span text:style-name="T142">0 13 * * * perl /home/gcc/bin/update_feature_chunk.all</text:span></text:p>
      <text:p text:style-name="Source_20_code"><text:span text:style-name="T142">0 15 * * * <text:s/>perl /home/gcc/bin/dir_clean.pl</text:span></text:p>
      <text:p text:style-name="Source_20_code"><text:span text:style-name="T142">0 0,4,8,16 * * * perl /home/gcc/bin/update_product_date_and_features</text:span></text:p>
      <text:p text:style-name="Source_20_code"><text:span text:style-name="T142">0 0,4,8,16 * * * perl /home/gcc/bin/update_product_xml_scheduler</text:span></text:p>
      <text:p text:style-name="Source_20_code"><text:span text:style-name="T142">0 14 * * * perl /home/gcc/data_export/dump_all_categories &gt; /home/gcc/www/export/categories.xml.gz; cat /home/gcc/www/export/categories.xml.gz | gzip -cd &gt; /home/gcc/www/export/categories.xml</text:span></text:p>
      <text:p text:style-name="Source_20_code"><text:span text:style-name="T142">0 15 * * * perl /home/gcc/data_export/dump_all_data_csv</text:span></text:p>
      <text:p text:style-name="Source_20_code"><text:span text:style-name="T142">0 16 * * * perl /home/gcc/data_export/dump_all_features</text:span></text:p>
      <text:p text:style-name="Source_20_code"><text:span text:style-name="T142">0 17 * * * perl /home/gcc/data_export/dump_all_measures &gt; /home/gcc/www/export/measures.xml.gz; cat /home/gcc/www/export/measures.xml.gz | gzip -cd &gt; /home/gcc/www/export/measures.xml</text:span></text:p>
      <text:p text:style-name="Source_20_code"><text:span text:style-name="T142">0 18 * * * nice -1 perl /home/gcc/data_export/dump_all_refs</text:span></text:p>
      <text:p text:style-name="Source_20_code"><text:span text:style-name="T142">0 19 * * * perl /home/gcc/data_export/dump_relations &gt; /home/gcc/xml/level4/refs/RelationsList.xml</text:span></text:p>
      <text:p text:style-name="Source_20_code"><text:span text:style-name="T142">0 20 * * * perl /home/gcc/data_export/export_categoryfeatureintervals.pl </text:span></text:p>
      <text:p text:style-name="Source_20_code"><text:span text:style-name="T142">0 21 * * * perl /home/gcc/data_export/export_prodid.pl</text:span></text:p>
      <text:p text:style-name="Source_20_code"><text:span text:style-name="T142">#0 22 * * * perl /home/gcc/data_export/export_short_desc.pl</text:span></text:p>
      <text:p text:style-name="Source_20_code"><text:span text:style-name="T142">0 23 * * * perl /home/gcc/data_export/export_sponsors_repositories</text:span></text:p>
      <text:p text:style-name="Source_20_code"><text:span text:style-name="T142">0 1 * * * perl /home/gcc/data_export/dump_product_cats</text:span></text:p>
      <text:p text:style-name="Source_20_code"><text:span text:style-name="T142">0 2 * * * perl /home/gcc/data_export/export_products_overview </text:span></text:p>
      <text:p text:style-name="Source_20_code"><text:span text:style-name="T142">0 */60 * * * perl /home/gcc/ServerHealth</text:span></text:p>
      <text:p text:style-name="Source_20_code"><text:span text:style-name="T142">30 1 * * * nice --6 perl /home/gcc/data_source/prijslijst.txt/import.v2</text:span></text:p>
      <text:p text:style-name="Source_20_code"><text:span text:style-name="T142">30 2 * * * cd /home/gcc/data_source/IcecatToPIMImport/; nice --6 ./importFromIcecat.pl</text:span></text:p>
      <text:p text:style-name="P70"/>
      <text:p text:style-name="Source_20_code"/>
      <text:p text:style-name="P72"><text:span text:style-name="T53">2.</text:span><text:span text:style-name="T55">1</text:span><text:span text:style-name="T53"> Script </text:span><text:span text:style-name="T11">/</text:span><text:span text:style-name="T19">bin/</text:span><text:span text:style-name="T11">artificial_foreign_keys </text:span></text:p>
      <text:p text:style-name="P22"><text:span text:style-name="T53">Script </text:span><text:span text:style-name="T11">/</text:span><text:span text:style-name="T19">bin/</text:span><text:span text:style-name="T11">artificial_foreign_keys </text:span><text:span text:style-name="T59">works</text:span><text:span text:style-name="T53"> ones a day. This script cleans garbage after deleted products (garbage is </text:span><text:span text:style-name="T54">extra</text:span><text:span text:style-name="T53"> data in different database tables).</text:span></text:p>
      <text:p text:style-name="P54"><text:span text:style-name="T76">2.</text:span><text:span text:style-name="T83">2 </text:span><text:span text:style-name="T76">Script </text:span><text:span text:style-name="T19">bin/complete_product_locals </text:span></text:p>
      <text:p text:style-name="P11"><text:span text:style-name="T131">Script </text:span><text:span text:style-name="T19">bin/complete_product_locals </text:span><text:span text:style-name="T131">works ones a day. This script fills database table</text:span><text:span text:style-name="T133">s</text:span><text:span text:style-name="T131"> </text:span><text:span text:style-name="T132">for localization of products.</text:span></text:p>
      <text:p text:style-name="P47"><text:span text:style-name="T55">2.</text:span><text:span text:style-name="T83">3</text:span><text:span text:style-name="T55"> Script </text:span><text:span text:style-name="T12">/</text:span><text:span text:style-name="T20">bin/</text:span><text:span text:style-name="T11">complete_summary_descriptions </text:span></text:p>
      <text:p text:style-name="P22"><text:span text:style-name="T53">Script </text:span><text:span text:style-name="T11">/</text:span><text:span text:style-name="T19">bin/</text:span><text:span text:style-name="T11">complete_summary_descriptions </text:span><text:span text:style-name="T59">works</text:span><text:span text:style-name="T53"> ones a day. </text:span><text:span text:style-name="T55">This script </text:span><text:span text:style-name="T56">fills</text:span><text:span text:style-name="T55"> database table </text:span><text:span text:style-name="T12">product_</text:span><text:span text:style-name="T13">summary_</text:span><text:span text:style-name="T12">description.</text:span></text:p>
      <text:p text:style-name="P50"><text:span text:style-name="T56">2.</text:span><text:span text:style-name="T83">4</text:span><text:span text:style-name="T56"> Script </text:span><text:span text:style-name="T11">/</text:span><text:span text:style-name="T19">bin/</text:span><text:span text:style-name="T11">complete_supplier_prod_id_regexp_unmathched_products</text:span><text:span text:style-name="T53"> </text:span></text:p>
      <text:p text:style-name="P22"><text:span text:style-name="T53">Script </text:span><text:span text:style-name="T11">/</text:span><text:span text:style-name="T19">bin/</text:span><text:span text:style-name="T11">complete_supplier_prod_id_regexp_unmathched_products </text:span><text:span text:style-name="T59">works</text:span><text:span text:style-name="T53"> ones a day. </text:span><text:span text:style-name="T56">This script creates list of products with unmatched part numbers according supplier rule (Some suppliers have rule in form of regular expression for </text:span><text:span text:style-name="T57">its</text:span><text:span text:style-name="T56"> part numbers).</text:span></text:p>
      <text:p text:style-name="P50"><text:span text:style-name="T58">2.</text:span><text:span text:style-name="T83">5</text:span><text:span text:style-name="T58"> Script </text:span><text:span text:style-name="T11">/</text:span><text:span text:style-name="T19">bin/</text:span><text:span text:style-name="T11">drop_filter_cache_tables.pl </text:span></text:p>
      <text:p text:style-name="P22"><text:span text:style-name="T58">Script </text:span><text:span text:style-name="T11">/</text:span><text:span text:style-name="T19">bin/</text:span><text:span text:style-name="T11">drop_filter_cache_tables.pl </text:span><text:span text:style-name="T59">works</text:span><text:span text:style-name="T58"> ones a </text:span><text:span text:style-name="T88">hour</text:span><text:span text:style-name="T58">. This script cleans old filters for search</text:span><text:span text:style-name="T53">. </text:span></text:p>
      <text:p text:style-name="P50"><text:span text:style-name="T58">2.</text:span><text:span text:style-name="T83">6</text:span><text:span text:style-name="T58"> Script </text:span><text:span text:style-name="T11">/</text:span><text:span text:style-name="T19">bin/</text:span><text:span text:style-name="T11">drop_nomarket_nobody_products</text:span><text:span text:style-name="T53"> </text:span></text:p>
      <text:p text:style-name="P22"><text:span text:style-name="T58">Script </text:span><text:span text:style-name="T11">/</text:span><text:span text:style-name="T19">bin/</text:span><text:span text:style-name="T11">drop_nomarket_nobody_products</text:span><text:span text:style-name="T53"> </text:span><text:span text:style-name="T59">works</text:span><text:span text:style-name="T14"> </text:span><text:span text:style-name="T58">ones a day. This script cleans no active, no <text:s/>described and old products (added more than 90 days ago)</text:span><text:span text:style-name="T53">. </text:span></text:p>
      <text:p text:style-name="P50"><text:span text:style-name="T58">2.</text:span><text:span text:style-name="T84">7</text:span><text:span text:style-name="T58"> Script </text:span><text:span text:style-name="T11">/</text:span><text:span text:style-name="T19">bin/</text:span><text:span text:style-name="T11">fullfill_prod_stat </text:span></text:p>
      <text:p text:style-name="P22"><text:span text:style-name="T58">Script </text:span><text:span text:style-name="T11">/</text:span><text:span text:style-name="T19">bin/</text:span><text:span text:style-name="T11">fullfill_prod_stat </text:span><text:span text:style-name="T59">works</text:span><text:span text:style-name="T58"> ones a day. This script creates statistics for categories, products (file </text:span><text:span text:style-name="T53">data_prod_stat</text:span><text:span text:style-name="T58">). This information is used for </text:span><text:span text:style-name="T59">rating.</text:span><text:span text:style-name="T53"> </text:span></text:p>
      <text:p text:style-name="P50"><text:span text:style-name="T107">2.</text:span><text:span text:style-name="T112">8</text:span><text:span text:style-name="T107"> Script </text:span><text:span text:style-name="T31">/</text:span><text:span text:style-name="T36">bin/</text:span><text:span text:style-name="T31">generate_xml</text:span><text:span text:style-name="T53"> </text:span></text:p>
      <text:p text:style-name="P22"><text:span text:style-name="T59">Script </text:span><text:span text:style-name="T11">/</text:span><text:span text:style-name="T19">bin/</text:span><text:span text:style-name="T38">generate_xml</text:span><text:span text:style-name="T53"> </text:span><text:span text:style-name="T59">works </text:span><text:span text:style-name="T90">4</text:span><text:span text:style-name="T89"> </text:span><text:span text:style-name="T59">ones a day. This script </text:span><text:span text:style-name="T61">generates</text:span><text:span text:style-name="T59"> index files </text:span><text:span text:style-name="T61">(with list of XML files) </text:span><text:span text:style-name="T59">for customer</text:span><text:span text:style-name="T72">s</text:span><text:span text:style-name="T59"> having full access.</text:span></text:p>
      <text:p text:style-name="P50"><text:span text:style-name="T60">2.</text:span><text:span text:style-name="T84">9</text:span><text:span text:style-name="T60"> Script </text:span><text:span text:style-name="T11">/</text:span><text:span text:style-name="T19">bin/</text:span><text:span text:style-name="T11">generate_xml_vendors</text:span><text:span text:style-name="T53"> </text:span></text:p>
      <text:p text:style-name="P22"><text:soft-page-break/><text:span text:style-name="T61">Script </text:span><text:span text:style-name="T11">/</text:span><text:span text:style-name="T19">bin/</text:span><text:span text:style-name="T11">generate_xml_vendors</text:span><text:span text:style-name="T53"> </text:span><text:span text:style-name="T61">works ones a day. This script generates XML files for vendors.</text:span></text:p>
      <text:p text:style-name="P50"><text:span text:style-name="T61">2.</text:span><text:span text:style-name="T84">10</text:span><text:span text:style-name="T61"> Script </text:span><text:span text:style-name="T11">/</text:span><text:span text:style-name="T19">bin/</text:span><text:span text:style-name="T11">generate_xml_</text:span><text:span text:style-name="T15">free</text:span></text:p>
      <text:p text:style-name="P22"><text:span text:style-name="T61">Script </text:span><text:span text:style-name="T11">/</text:span><text:span text:style-name="T19">bin/</text:span><text:span text:style-name="T11">generate_xml_</text:span><text:span text:style-name="T15">free</text:span><text:span text:style-name="T53"> </text:span><text:span text:style-name="T61">works ones a day. This script generates XML files for customers with free access.</text:span></text:p>
      <text:p text:style-name="P50"><text:span text:style-name="T61">2.1</text:span><text:span text:style-name="T85">1</text:span><text:span text:style-name="T61"> Script </text:span><text:span text:style-name="T11">/</text:span><text:span text:style-name="T19">bin/</text:span><text:span text:style-name="T11">make_product_index_cache.pl</text:span><text:span text:style-name="T53"> </text:span></text:p>
      <text:p text:style-name="P22"><text:span text:style-name="T61">Script </text:span><text:span text:style-name="T11">/</text:span><text:span text:style-name="T19">bin/</text:span><text:span text:style-name="T11">make_product_index_cache.pl</text:span><text:span text:style-name="T53"> </text:span><text:span text:style-name="T61">works </text:span><text:span text:style-name="T97">4</text:span><text:span text:style-name="T92"> ones a</text:span><text:span text:style-name="T91"> </text:span><text:span text:style-name="T97">hour</text:span><text:span text:style-name="T61">. This script forms structures for XML and CSV. This structures are used for creation of </text:span><text:span text:style-name="T72">product </text:span><text:span text:style-name="T61">index file.</text:span><text:span text:style-name="T53"> </text:span></text:p>
      <text:p text:style-name="P50"><text:span text:style-name="T61">2.1</text:span><text:span text:style-name="T85">2</text:span><text:span text:style-name="T61"> Script </text:span><text:span text:style-name="T11">/</text:span><text:span text:style-name="T19">bin/</text:span><text:span text:style-name="T11">process_manager</text:span><text:span text:style-name="T53"> </text:span></text:p>
      <text:p text:style-name="P22"><text:span text:style-name="T61">Script </text:span><text:span text:style-name="T11">/</text:span><text:span text:style-name="T19">bin/</text:span><text:span text:style-name="T11">process_manager</text:span><text:span text:style-name="T53"> </text:span><text:span text:style-name="T61">works </text:span><text:span text:style-name="T93">every </text:span><text:span text:style-name="T97">1</text:span><text:span text:style-name="T93"> </text:span><text:span text:style-name="T97">minute</text:span><text:span text:style-name="T61">. This script enqueues element from </text:span><text:span text:style-name="T53">process_queue. </text:span></text:p>
      <text:p text:style-name="P50"><text:span text:style-name="T61">2.1</text:span><text:span text:style-name="T85">3</text:span><text:span text:style-name="T61"> Script </text:span><text:span text:style-name="T11">/</text:span><text:span text:style-name="T19">bin/</text:span><text:span text:style-name="T11">refresh_categoryfeature_intervals.pl</text:span></text:p>
      <text:p text:style-name="P33"><text:span text:style-name="T61">Script </text:span><text:span text:style-name="T11">/</text:span><text:span text:style-name="T19">bin/</text:span><text:span text:style-name="T11">refresh_categoryfeature_intervals.pl </text:span><text:span text:style-name="T61">works ones a day.</text:span></text:p>
      <text:p text:style-name="P50"><text:span text:style-name="T61">2.1</text:span><text:span text:style-name="T86">4</text:span><text:span text:style-name="T61"> Script </text:span><text:span text:style-name="T11">/</text:span><text:span text:style-name="T19">bin/</text:span><text:span text:style-name="T11">regenerate_nestedsets.pl</text:span><text:span text:style-name="T53"> </text:span></text:p>
      <text:p text:style-name="P22"><text:span text:style-name="T61">Script </text:span><text:span text:style-name="T11">/</text:span><text:span text:style-name="T19">bin/</text:span><text:span text:style-name="T11">regenerate_nestedsets.pl</text:span><text:span text:style-name="T53"> </text:span><text:span text:style-name="T61">works ones or twice a day. This script forms structure for tree</text:span><text:span text:style-name="T73">-</text:span><text:span text:style-name="T61">based result of join with some database tables.</text:span></text:p>
      <text:p text:style-name="P50"><text:span text:style-name="T61">2.1</text:span><text:span text:style-name="T86">5</text:span><text:span text:style-name="T61"> </text:span><text:span text:style-name="T108">Script </text:span><text:span text:style-name="T31">/</text:span><text:span text:style-name="T36">bin/</text:span><text:span text:style-name="T31">remove_empty_feature_values</text:span><text:span text:style-name="T53"> </text:span></text:p>
      <text:p text:style-name="P22"><text:span text:style-name="T98">Script </text:span><text:span text:style-name="T38">/</text:span><text:span text:style-name="T41">bin/</text:span><text:span text:style-name="T38">remove_empty_feature_values</text:span><text:span text:style-name="T99"> </text:span><text:span text:style-name="T98">works ones a day. </text:span><text:span text:style-name="T100">This scrip removes empty feature values.</text:span><text:span text:style-name="T53"> </text:span></text:p>
      <text:p text:style-name="P50"><text:span text:style-name="T62">2.1</text:span><text:span text:style-name="T86">6</text:span><text:span text:style-name="T62"> Script </text:span><text:span text:style-name="T11">/</text:span><text:span text:style-name="T19">bin/</text:span><text:span text:style-name="T11">rotate_memory_product_table</text:span><text:span text:style-name="T53"> </text:span></text:p>
      <text:p text:style-name="P22"><text:span text:style-name="T62">Script </text:span><text:span text:style-name="T11">/</text:span><text:span text:style-name="T19">bin/</text:span><text:span text:style-name="T11">rotate_memory_product_table</text:span><text:span text:style-name="T53"> </text:span><text:span text:style-name="T62">works </text:span><text:span text:style-name="T94">every two hours</text:span><text:span text:style-name="T62">. This scrip creates </text:span><text:span text:style-name="T53"><text:s/>product_memory. </text:span></text:p>
      <text:p text:style-name="P50"><text:span text:style-name="T63">2.1</text:span><text:span text:style-name="T87">7</text:span><text:span text:style-name="T63"> Script </text:span><text:span text:style-name="T11">/</text:span><text:span text:style-name="T19">bin/</text:span><text:span text:style-name="T11">update_actual_product.pl </text:span></text:p>
      <text:p text:style-name="P22"><text:span text:style-name="T63">Script </text:span><text:span text:style-name="T11">/</text:span><text:span text:style-name="T19">bin/</text:span><text:span text:style-name="T11">update_actual_product.pl </text:span><text:span text:style-name="T63">works ones a hour. This script fills table </text:span><text:span text:style-name="T53">actual_product. </text:span><text:span text:style-name="T63">This table contains information for update of localized products.</text:span><text:span text:style-name="T53"> </text:span></text:p>
      <text:p text:style-name="P52"><text:span text:style-name="T109">2.18 Script </text:span><text:span text:style-name="T31">/</text:span><text:span text:style-name="T36">bin/</text:span><text:span text:style-name="T31">update_map_product_id_product_deleted.pl </text:span></text:p>
      <text:p text:style-name="P24"><text:soft-page-break/><text:span text:style-name="T64">Script </text:span><text:span text:style-name="T11">/</text:span><text:span text:style-name="T19">bin/</text:span><text:span text:style-name="T38">update_map_product_id_product_deleted.pl </text:span><text:span text:style-name="T101">works ones a day. This script updates information about deleted products during mapping.</text:span><text:span text:style-name="T53"> </text:span></text:p>
      <text:p text:style-name="P50"><text:span text:style-name="T63">2.1</text:span><text:span text:style-name="T87">9</text:span><text:span text:style-name="T63"> Script </text:span><text:span text:style-name="T11">/</text:span><text:span text:style-name="T19">bin/</text:span><text:span text:style-name="T11">update_feature_chunk.all </text:span></text:p>
      <text:p text:style-name="P22"><text:span text:style-name="T63">Script </text:span><text:span text:style-name="T11">/</text:span><text:span text:style-name="T19">bin/</text:span><text:span text:style-name="T11">update_feature_chunk.all </text:span><text:span text:style-name="T63">works</text:span><text:span text:style-name="T16"> </text:span><text:span text:style-name="T63">ones a day. This script fo</text:span><text:span text:style-name="T64">rms cache of structures that </text:span><text:span text:style-name="T73">are </text:span><text:span text:style-name="T64">us</text:span><text:span text:style-name="T73">ed</text:span><text:span text:style-name="T64"> for formation of product XML files.</text:span><text:span text:style-name="T53"> </text:span></text:p>
      <text:p text:style-name="P55"><text:span text:style-name="T77">2.</text:span><text:span text:style-name="T87">20</text:span><text:span text:style-name="T77"> Script </text:span><text:span text:style-name="T22">/</text:span><text:span text:style-name="T19">bin/dir_clean.pl</text:span><text:span text:style-name="T75"> </text:span></text:p>
      <text:p text:style-name="P25"><text:span text:style-name="T77">Script </text:span><text:span text:style-name="T19">bin/dir_clean.pl</text:span><text:span text:style-name="T75"> </text:span><text:span text:style-name="T77">works ones a day. This script cleans directories </text:span><text:span text:style-name="T78">for</text:span><text:span text:style-name="T77"> user sessions and for deleted pictures.</text:span></text:p>
      <text:p text:style-name="P50"><text:span text:style-name="T64">2.</text:span><text:span text:style-name="T87">21</text:span><text:span text:style-name="T64"> </text:span><text:span text:style-name="T11">/</text:span><text:span text:style-name="T19">bin/</text:span><text:span text:style-name="T64">Script </text:span><text:span text:style-name="T11">update_product_date_and_features </text:span></text:p>
      <text:p text:style-name="P22"><text:span text:style-name="T64">Script </text:span><text:span text:style-name="T11">/</text:span><text:span text:style-name="T19">bin/</text:span><text:span text:style-name="T11">update_product_date_and_features </text:span><text:span text:style-name="T64">works </text:span><text:span text:style-name="T95">five </text:span><text:span text:style-name="T96">times</text:span><text:span text:style-name="T64"> a day. This script changes field “updated” of product table if related informatio</text:span><text:span text:style-name="T65">n</text:span><text:span text:style-name="T64"> for product has been changed (for example category). </text:span></text:p>
      <text:p text:style-name="P52"><text:span text:style-name="T65">2.2</text:span><text:span text:style-name="T87">2</text:span><text:span text:style-name="T65"> Script </text:span><text:span text:style-name="T11">/</text:span><text:span text:style-name="T19">bin/</text:span><text:span text:style-name="T11">update_product_xml_scheduler</text:span></text:p>
      <text:p text:style-name="P24"><text:span text:style-name="T74">S</text:span><text:span text:style-name="T65">cript </text:span><text:span text:style-name="T11">/</text:span><text:span text:style-name="T19">bin/</text:span><text:span text:style-name="T11">update_product_xml_scheduler </text:span><text:span text:style-name="T104">works </text:span><text:span text:style-name="T106">five times</text:span><text:span text:style-name="T104"> a day. </text:span><text:span text:style-name="T105">This script </text:span><text:span text:style-name="T65">adds products for updat</text:span><text:span text:style-name="T66">e</text:span><text:span text:style-name="T65"> queue (script checks products by fiel</text:span><text:span text:style-name="T66">d “updated”)</text:span><text:span text:style-name="T65">.</text:span></text:p>
      <text:p text:style-name="P53"><text:span text:style-name="T67">2.2</text:span><text:span text:style-name="T88">3</text:span><text:span text:style-name="T67"> Script </text:span><text:span text:style-name="T37">/</text:span><text:span text:style-name="T36">data_export/</text:span><text:span text:style-name="T11">dump_all_categories</text:span></text:p>
      <text:p text:style-name="P15"><text:span text:style-name="T123">Script </text:span><text:span text:style-name="T21">/</text:span><text:span text:style-name="T19">data_export/</text:span><text:span text:style-name="T11">dump_all_categories category_xml</text:span><text:span text:style-name="T118"> </text:span><text:span text:style-name="T123">works ones a day. </text:span><text:span text:style-name="T124">This script exports categories to XML file.</text:span></text:p>
      <text:p text:style-name="P47"><text:span text:style-name="T79">2.2</text:span><text:span text:style-name="T88">4</text:span><text:span text:style-name="T79"> Script </text:span><text:span text:style-name="T23">/</text:span><text:span text:style-name="T19">data_export/dump_all_data_csv</text:span></text:p>
      <text:p text:style-name="P12"><text:span text:style-name="T134">Script </text:span><text:span text:style-name="T19">data_export/dump_all_data_csv </text:span><text:span text:style-name="T134">works ones </text:span><text:span text:style-name="T135">a day. This script exports all data to CSV.</text:span></text:p>
      <text:p text:style-name="P65"><text:span text:style-name="T67">2.2</text:span><text:span text:style-name="T88">5</text:span><text:span text:style-name="T67"> Script </text:span><text:span text:style-name="T37">/</text:span><text:span text:style-name="T36">data_export/</text:span><text:span text:style-name="T11">dump_all_features</text:span></text:p>
      <text:p text:style-name="P34"><text:span text:style-name="T123">Script </text:span><text:span text:style-name="T42">/</text:span><text:span text:style-name="T41">data_export/</text:span><text:span text:style-name="T11">dump_all_features </text:span><text:span text:style-name="T123">works ones a day. </text:span><text:span text:style-name="T124">This s</text:span><text:span text:style-name="T119">cript exports features to XML file.</text:span></text:p>
      <text:p text:style-name="P66"><text:span text:style-name="T67">2.2</text:span><text:span text:style-name="T88">6</text:span><text:span text:style-name="T67"> Script </text:span><text:span text:style-name="T37">/</text:span><text:span text:style-name="T36">data_export/</text:span><text:span text:style-name="T11">dump_all_measures</text:span></text:p>
      <text:p text:style-name="P35"><text:span text:style-name="T122">Script </text:span><text:span text:style-name="T42">/</text:span><text:span text:style-name="T41">data_export/</text:span><text:span text:style-name="T38">dump_all_measures </text:span><text:span text:style-name="T122">works ones a day. </text:span><text:span text:style-name="T119">This script exports measures to XML file.</text:span></text:p>
      <text:p text:style-name="P47"><text:span text:style-name="T88">2.27 </text:span><text:span text:style-name="T67">Script </text:span><text:span text:style-name="T37">/</text:span><text:span text:style-name="T36">data_export/</text:span><text:span text:style-name="T11">dump_all_refs</text:span></text:p>
      <text:p text:style-name="P35"><text:soft-page-break/><text:span text:style-name="T123">Script /</text:span><text:span text:style-name="T41">data_export/</text:span><text:span text:style-name="T11">dump_all_refs</text:span><text:span text:style-name="T118"> </text:span><text:span text:style-name="T123">works ones a day. </text:span><text:span text:style-name="T124">This script export all data to refs XML.</text:span></text:p>
      <text:p text:style-name="P51"><text:span text:style-name="T80">2.2</text:span><text:span text:style-name="T88">8</text:span><text:span text:style-name="T80"> Script </text:span><text:span text:style-name="T24">/</text:span><text:span text:style-name="T19">data_export/dump_relations</text:span></text:p>
      <text:p text:style-name="P13"><text:span text:style-name="T135">Script </text:span><text:span text:style-name="T24">/</text:span><text:span text:style-name="T19">data_export/dump_relations </text:span><text:span text:style-name="T135">works ones a day. This script export product relations to XML files.</text:span></text:p>
      <text:p text:style-name="P64"><text:span text:style-name="T67">2.2</text:span><text:span text:style-name="T88">9</text:span><text:span text:style-name="T67"> Script </text:span><text:span text:style-name="T37">/</text:span><text:span text:style-name="T36">data_export/</text:span><text:span text:style-name="T11">export_categoryfeatureintervals.pl</text:span></text:p>
      <text:p text:style-name="P22"><text:span text:style-name="T68">Script </text:span><text:span text:style-name="T67">/</text:span><text:span text:style-name="T41">data_export/</text:span><text:span text:style-name="T11">export_categoryfeatureintervals.pl</text:span><text:span text:style-name="T53"> </text:span><text:span text:style-name="T68">works ones a day. This script exports category feature intervals to XML file.</text:span><text:span text:style-name="T53"> </text:span></text:p>
      <text:p text:style-name="P56"><text:span text:style-name="T67">2.</text:span><text:span text:style-name="T88">30</text:span><text:span text:style-name="T67"> </text:span><text:span text:style-name="T67">Script </text:span><text:span text:style-name="T37">/</text:span><text:span text:style-name="T36">data_export/</text:span><text:span text:style-name="T11">export_prodid.pl</text:span></text:p>
      <text:p text:style-name="P14"><text:span text:style-name="T123">Script /</text:span><text:span text:style-name="T41">data_export/</text:span><text:span text:style-name="T11">export_prodid.pl </text:span><text:span text:style-name="T123">works ones a day. </text:span><text:span text:style-name="T125">This script export</text:span><text:span text:style-name="T129">s</text:span><text:span text:style-name="T125"> list of products to text file.</text:span></text:p>
      <text:p text:style-name="P57"><text:span text:style-name="T81">2.</text:span><text:span text:style-name="T88">31</text:span><text:span text:style-name="T81"> Script </text:span><text:span text:style-name="T25">/data_export/</text:span><text:span text:style-name="T19">export_sponsors_repositories</text:span></text:p>
      <text:p text:style-name="P23"><text:span text:style-name="T68">Script </text:span><text:span text:style-name="T25">/data_export/</text:span><text:span text:style-name="T19">export_sponsors_repositories</text:span><text:span text:style-name="T53"> </text:span><text:span text:style-name="T68">works ones a day. This script </text:span><text:span text:style-name="T82">creates CSV files for lists of free product XML files</text:span><text:span text:style-name="T68">.</text:span><text:span text:style-name="T53"> </text:span></text:p>
      <text:p text:style-name="P50"><text:span text:style-name="T123">2.</text:span><text:span text:style-name="T137">32</text:span><text:span text:style-name="T123"> Script </text:span><text:span text:style-name="T37">/</text:span><text:span text:style-name="T36">data_export/</text:span><text:span text:style-name="T11">export_products_overview</text:span></text:p>
      <text:p text:style-name="P22"><text:span text:style-name="T67">Script /</text:span><text:span text:style-name="T41">data_export/</text:span><text:span text:style-name="T11">export_products_overview </text:span><text:span text:style-name="T67">works ones a day. </text:span>This script publishes product summary description to CSV files.</text:p>
      <text:p text:style-name="P58"><text:span text:style-name="T136">2.</text:span><text:span text:style-name="T137">33</text:span><text:span text:style-name="T136"> Script </text:span><text:span text:style-name="T19">ServerHealth</text:span></text:p>
      <text:p text:style-name="P26">Script <text:span text:style-name="T19">ServerHealth</text:span><text:span text:style-name="T26"> </text:span>works every 60 hours. This script monitors states of web production services and server loading.</text:p>
      <text:p text:style-name="Subtitle_20__28_user_29_"><text:span text:style-name="T140">2.34 Script </text:span><text:span text:style-name="T29">/</text:span><text:span text:style-name="T28">data_source/IcecatToPIMImport/import.pl</text:span></text:p>
      <text:p text:style-name="P27"><text:span text:style-name="T140">Script </text:span><text:span text:style-name="T29">/</text:span><text:span text:style-name="T28">data_source/IcecatToPIMImport/import.pl </text:span><text:span text:style-name="T140">works ones a day. This script imports data from Icecat.</text:span></text:p>
      <text:p text:style-name="P59"><text:span text:style-name="T141">2.35 Script </text:span><text:span text:style-name="T28">/data_source/prijslijst.txt/import.v2 </text:span></text:p>
      <text:p text:style-name="P28"><text:span text:style-name="T141">Script </text:span><text:span text:style-name="T30">/</text:span><text:span text:style-name="T28">data_source/prijslijst.txt/import.v2 </text:span><text:span text:style-name="T141">works ones a day. This script imports data from data source (distributors) files.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.251cm" style:auto-text-indent="false"/>
      <style:text-properties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Document_20_text" style:display-name="Document text" style:family="paragraph" style:parent-style-name="Salutation" style:class="text">
      <style:paragraph-properties fo:text-align="justify" style:justify-single-word="false"/>
      <style:text-properties fo:font-size="12pt" fo:language="en" fo:country="US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_20__28_user_29_" style:display-name="Title (user)" style:family="paragraph" style:parent-style-name="Standard" style:next-style-name="Document_20_text" style:class="text">
      <style:paragraph-properties fo:margin-left="0cm" fo:margin-right="0cm" fo:margin-top="0.499cm" fo:margin-bottom="0.499cm" fo:text-align="center" style:justify-single-word="false" fo:text-indent="0cm" style:auto-text-indent="false"/>
      <style:text-properties fo:font-size="14pt" fo:language="en" fo:country="US" fo:font-weight="bold" style:font-size-asian="10.5pt"/>
    </style:style>
    <style:style style:name="Subtitle_20__28_user_29_" style:display-name="Subtitle (user)" style:family="paragraph" style:parent-style-name="Document_20_text" style:next-style-name="Document_20_text" style:class="text">
      <style:paragraph-properties fo:margin-left="0cm" fo:margin-right="0cm" fo:margin-top="0.499cm" fo:margin-bottom="0.499cm" fo:text-align="center" style:justify-single-word="false" fo:text-indent="0cm" style:auto-text-indent="false"/>
      <style:text-properties fo:font-weight="bold" style:font-size-asian="10.5pt"/>
    </style:style>
    <style:style style:name="Source_20_code" style:display-name="Source code" style:family="paragraph" style:next-style-name="Document_20_text" style:class="text">
      <style:paragraph-properties fo:margin-left="1.251cm" fo:margin-right="0cm" fo:text-indent="0cm" style:auto-text-indent="false"/>
      <style:text-properties style:font-name="Courier New" fo:font-size="10pt" style:font-size-asian="10.5pt"/>
    </style:style>
    <style:style style:name="Document_20_list" style:display-name="Document list" style:family="paragraph" style:next-style-name="Document_20_text" style:default-outline-level="" style:list-style-name="List_20_1" style:class="list" style:master-page-name="">
      <style:paragraph-properties fo:margin-left="0.019cm" fo:margin-right="0cm" fo:text-indent="1.251cm" style:auto-text-indent="false" style:page-number="auto" style:shadow="none">
        <style:tab-stops/>
      </style:paragraph-properties>
      <style:text-properties fo:font-size="12pt" style:font-size-asian="10.5pt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ubParagraph" style:family="paragraph" style:next-style-name="Document_20_text" style:class="text">
      <style:paragraph-properties fo:margin-left="0cm" fo:margin-right="0cm" fo:margin-top="0.499cm" fo:margin-bottom="0.499cm" fo:text-align="start" style:justify-single-word="false" fo:text-indent="1.251cm" style:auto-text-indent="false"/>
      <style:text-properties fo:font-weight="bold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suffix="-" style:num-format="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ma </meta:initial-creator>
    <meta:creation-date>2011-01-25T11:04:02</meta:creation-date>
    <dc:date>2011-02-15T17:30:05</dc:date>
    <dc:creator>dima </dc:creator>
    <meta:editing-duration>PT10H27M37S</meta:editing-duration>
    <meta:editing-cycles>80</meta:editing-cycles>
    <meta:generator>OpenOffice.org/3.2$Linux OpenOffice.org_project/320m19$Build-9505</meta:generator>
    <meta:document-statistic meta:table-count="0" meta:image-count="0" meta:object-count="0" meta:page-count="9" meta:paragraph-count="182" meta:word-count="1315" meta:character-count="11222"/>
  </office:meta>
</office:document-meta>
</file>